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sine" svg:font-family="Cousine" style:font-family-generic="modern" style:font-pitch="fixed"/>
    <style:font-face style:name="Manjari Regular" svg:font-family="'Manjari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84d06" officeooo:paragraph-rsid="00184d06"/>
    </style:style>
    <style:style style:name="P2" style:family="paragraph" style:parent-style-name="Standard">
      <style:text-properties style:font-name="Cousine" fo:font-style="normal" officeooo:rsid="001859f7" officeooo:paragraph-rsid="001859f7" style:font-style-asian="normal" style:font-style-complex="normal"/>
    </style:style>
    <style:style style:name="P3" style:family="paragraph" style:parent-style-name="Standard">
      <style:text-properties style:font-name="Cousine" fo:font-style="normal" officeooo:rsid="001859f7" officeooo:paragraph-rsid="0018aab7" style:font-style-asian="normal" style:font-style-complex="normal"/>
    </style:style>
    <style:style style:name="P4" style:family="paragraph" style:parent-style-name="Standard">
      <style:text-properties style:font-name="Cousine" fo:font-style="normal" officeooo:rsid="0018aab7" officeooo:paragraph-rsid="0018aab7" style:font-style-asian="normal" style:font-style-complex="normal"/>
    </style:style>
    <style:style style:name="P5" style:family="paragraph" style:parent-style-name="Standard">
      <style:text-properties style:font-name="Manjari Regular" fo:font-weight="bold" officeooo:rsid="001859f7" officeooo:paragraph-rsid="001859f7" style:font-weight-asian="bold" style:font-weight-complex="bold"/>
    </style:style>
    <style:style style:name="P6" style:family="paragraph" style:parent-style-name="Standard">
      <style:text-properties style:font-name="Manjari Regular" officeooo:rsid="00184d06" officeooo:paragraph-rsid="00184d06"/>
    </style:style>
    <style:style style:name="P7" style:family="paragraph" style:parent-style-name="Standard">
      <style:text-properties style:font-name="Manjari Regular" officeooo:rsid="001859f7" officeooo:paragraph-rsid="001859f7"/>
    </style:style>
    <style:style style:name="P8" style:family="paragraph" style:parent-style-name="Standard">
      <style:text-properties style:font-name="Manjari Regular" officeooo:rsid="0018aab7" officeooo:paragraph-rsid="0018aab7"/>
    </style:style>
    <style:style style:name="P9" style:family="paragraph" style:parent-style-name="Standard">
      <style:text-properties style:font-name="Manjari Regular" fo:font-style="normal" officeooo:rsid="0018aab7" officeooo:paragraph-rsid="0018aab7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Manjari Regular"/>
    </style:style>
    <style:style style:name="T3" style:family="text">
      <style:text-properties officeooo:rsid="0018aab7"/>
    </style:style>
    <style:style style:name="T4" style:family="text">
      <style:text-properties style:font-name="Cousine"/>
    </style:style>
    <style:style style:name="T5" style:family="text">
      <style:text-properties officeooo:rsid="0019983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STRUCCIONES</text:p>
      <text:p text:style-name="P6"/>
      <text:p text:style-name="P5">Instalación de GIT y GitHub:</text:p>
      <text:p text:style-name="P7"/>
      <text:p text:style-name="P6">Instalar GIT en el computador</text:p>
      <text:p text:style-name="P1"><text:a xlink:type="simple" xlink:href="https://git-scm.com/book/en/v2/Getting-Started-Installing-Git" text:style-name="Internet_20_link" text:visited-style-name="Visited_20_Internet_20_Link"><text:span text:style-name="T2">https://git-scm.com/book/en/v2/Getting-Started-Installing-Git</text:span></text:a></text:p>
      <text:p text:style-name="P6"/>
      <text:p text:style-name="P6">Abrir cuenta en GitHub (en caso de no tenerla)</text:p>
      <text:p text:style-name="P1"><text:a xlink:type="simple" xlink:href="https://github.com/" text:style-name="Internet_20_link" text:visited-style-name="Visited_20_Internet_20_Link"><text:span text:style-name="T2">https://github.com/</text:span></text:a></text:p>
      <text:p text:style-name="P6"/>
      <text:p text:style-name="P6">Crear un nuevo repositorio en GitHub. <text:span text:style-name="T3">Privado, sin archivo README.</text:span></text:p>
      <text:p text:style-name="P6"/>
      <text:p text:style-name="P7">Crear un “Personal Access Token” desde GitHub → <text:span text:style-name="T1">Ingresando a la información de la cuenta</text:span> - <text:span text:style-name="T1">Settings/Developers/Personal access tokens</text:span></text:p>
      <text:p text:style-name="P7"><text:span text:style-name="T1">Copiar el token en un archivo de texto temporalmente.</text:span></text:p>
      <text:p text:style-name="P7"><text:span text:style-name="T1"/></text:p>
      <text:p text:style-name="P7">Configurar el nombre de usuario y el email usando los comando desde la línea de comandos (DOS):</text:p>
      <text:p text:style-name="P2">git config --global user.name “nombre de usuario de GitHub”</text:p>
      <text:p text:style-name="P2">git config --global user.email “nombre de usuario de GitHub + @github.com”</text:p>
      <text:p text:style-name="P6"/>
      <text:p text:style-name="P5">Agregar repositorio local al repositorio remoto:</text:p>
      <text:p text:style-name="P7"/>
      <text:p text:style-name="P7">Desde la línea de comandos (DOS) ubicarse en la carpeta donde se encuentran los archivos a tratar desde GitHub:</text:p>
      <text:p text:style-name="P7"/>
      <text:p text:style-name="P8">Iniciar Git</text:p>
      <text:p text:style-name="P3">git <text:span text:style-name="T3">init </text:span></text:p>
      <text:p text:style-name="P7"/>
      <text:p text:style-name="P7">Agregar todos los archivos a Git</text:p>
      <text:p text:style-name="P2">git <text:span text:style-name="T3">add .</text:span> </text:p>
      <text:p text:style-name="P2"/>
      <text:p text:style-name="P8">Conectando con el sitio remoto de GitHub</text:p>
      <text:p text:style-name="P2">git remote add origin <text:span text:style-name="T3">&lt;url del repositorio creado en GitHub&gt;</text:span></text:p>
      <text:p text:style-name="P7"/>
      <text:p text:style-name="P7"/>
      <text:p text:style-name="P8">Verificar la URL remota</text:p>
      <text:p text:style-name="P3">git remote -<text:span text:style-name="T3">v</text:span></text:p>
      <text:p text:style-name="P6"/>
      <text:p text:style-name="P6"/>
      <text:p text:style-name="P8">Crear un commit (Siempre se debe realizar cuando se haga un cambio)</text:p>
      <text:p text:style-name="P3">git <text:span text:style-name="T3">commit</text:span> -<text:span text:style-name="T3">m “Agregar aquí un comentario personalizado que permita entender cuál es el proceso a realizar”</text:span></text:p>
      <text:p text:style-name="P3"/>
      <text:p text:style-name="P9">Hacer el seguimiento a los cambios realizados desde la rama main</text:p>
      <text:p text:style-name="P3">git push -u origin main</text:p>
      <text:p text:style-name="P3"/>
      <text:p text:style-name="P9">Aquí va a solicitar el nombre de usuario, que es el nombre creado en GitHub y una clave, en este caso el Password es el Personal Access Token.</text:p>
      <text:p text:style-name="P9"/>
      <text:p text:style-name="P9"><text:soft-page-break/>Cada vez que se realice un cambio sobre los archivos se deben seguir los comandos, <text:span text:style-name="T5">desde la línea de comandos y desde la carpeta donde se está realizando el control de versiones</text:span>:</text:p>
      <text:p text:style-name="P9"><text:span text:style-name="T4">git init </text:span>(cuando se inicia la sesión con git)</text:p>
      <text:p text:style-name="P4">git add .</text:p>
      <text:p text:style-name="P4">git commit -m “mi comentario”</text:p>
      <text:p text:style-name="P4">git push -u origin m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sine" svg:font-family="Cousine" style:font-family-generic="modern" style:font-pitch="fixed"/>
    <style:font-face style:name="Manjari Regular" svg:font-family="'Manjari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CO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6T17:49:19.612484051</meta:creation-date>
    <dc:date>2022-10-16T18:44:26.156500406</dc:date>
    <meta:editing-duration>PT2M44S</meta:editing-duration>
    <meta:editing-cycles>1</meta:editing-cycles>
    <meta:document-statistic meta:table-count="0" meta:image-count="0" meta:object-count="0" meta:page-count="2" meta:paragraph-count="32" meta:word-count="288" meta:character-count="1720" meta:non-whitespace-character-count="1464"/>
    <meta:generator>LibreOffice/6.0.7.3$Linux_X86_64 LibreOffice_project/00m0$Build-3</meta:generator>
  </office:meta>
</office:document-meta>
</file>